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list-style-name="L13">
      <style:paragraph-properties fo:margin-top="0cm" fo:margin-bottom="0cm" style:contextual-spacing="false"/>
    </style:style>
    <style:style style:name="P16" style:family="paragraph" style:parent-style-name="Text_20_body" style:list-style-name="L14">
      <style:paragraph-properties fo:margin-top="0cm" fo:margin-bottom="0cm" style:contextual-spacing="false"/>
    </style:style>
    <style:style style:name="P17" style:family="paragraph" style:parent-style-name="Text_20_body" style:list-style-name="L15">
      <style:paragraph-properties fo:margin-top="0cm" fo:margin-bottom="0cm" style:contextual-spacing="false"/>
    </style:style>
    <style:style style:name="P18" style:family="paragraph" style:parent-style-name="Text_20_body" style:list-style-name="L16">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text-properties officeooo:paragraph-rsid="00171b5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Seeding and Nurturing Community Game Making Practices to Facilitate Learner Agency</text:p>
      <text:list text:style-name="L1">
        <text:list-item>
          <text:p text:style-name="P3"><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4"><text:a xlink:type="simple" xlink:href="#research-questions-jan-2025" text:style-name="Internet_20_link" text:visited-style-name="Visited_20_Internet_20_Link"><text:span text:style-name="Definition">Research Questions Jan 2025</text:span></text:a></text:p>
            </text:list-item>
            <text:list-item>
              <text:p text:style-name="P4"><text:a xlink:type="simple" xlink:href="#introduction" text:style-name="Internet_20_link" text:visited-style-name="Visited_20_Internet_20_Link"><text:span text:style-name="Definition">Introduction</text:span></text:a></text:p>
              <text:list text:style-name="L3">
                <text:list-item>
                  <text:p text:style-name="P5"><text:a xlink:type="simple" xlink:href="#new-notes-on-structure-of-the-chapter" text:style-name="Internet_20_link" text:visited-style-name="Visited_20_Internet_20_Link"><text:span text:style-name="Definition">New Notes on structure of the chapter</text:span></text:a></text:p>
                </text:list-item>
                <text:list-item>
                  <text:p text:style-name="P5"><text:a xlink:type="simple" xlink:href="#old-notes-on-structure-of-the-chapter" text:style-name="Internet_20_link" text:visited-style-name="Visited_20_Internet_20_Link"><text:span text:style-name="Definition">Old Notes on structure of the chapter</text:span></text:a></text:p>
                </text:list-item>
              </text:list>
            </text:list-item>
            <text:list-item>
              <text:p text:style-name="P4"><text:a xlink:type="simple" xlink:href="#discussion-on-the-seeding-and-nurturing-of-gdp-mediational-uses-and-repertoires" text:style-name="Internet_20_link" text:visited-style-name="Visited_20_Internet_20_Link"><text:span text:style-name="Definition">Discussion on the Seeding and nurturing of GDP mediational uses and repertoires</text:span></text:a></text:p>
              <text:list text:style-name="L4">
                <text:list-item>
                  <text:p text:style-name="P6"><text:a xlink:type="simple" xlink:href="#discussion-on-the-role-of-playtesting-in-particular-as-a-suitable-medium-third-space" text:style-name="Internet_20_link" text:visited-style-name="Visited_20_Internet_20_Link"><text:span text:style-name="Definition">Discussion on the role of playtesting in particular as a suitable medium (third space)</text:span></text:a></text:p>
                  <text:list text:style-name="L5">
                    <text:list-item>
                      <text:p text:style-name="P7"><text:a xlink:type="simple" xlink:href="#playtesting-and-embodied-participation-in-the-games-of-others" text:style-name="Internet_20_link" text:visited-style-name="Visited_20_Internet_20_Link"><text:span text:style-name="Definition">Playtesting and embodied participation in the games of others</text:span></text:a></text:p>
                    </text:list-item>
                  </text:list>
                </text:list-item>
                <text:list-item>
                  <text:p text:style-name="P6"><text:a xlink:type="simple" xlink:href="#player-types-and-side-missions" text:style-name="Internet_20_link" text:visited-style-name="Visited_20_Internet_20_Link"><text:span text:style-name="Definition">Player types and side missions</text:span></text:a></text:p>
                </text:list-item>
              </text:list>
            </text:list-item>
            <text:list-item>
              <text:p text:style-name="P4"><text:a xlink:type="simple" xlink:href="#discussion-on-ct-concrete-abstract-frameworks" text:style-name="Internet_20_link" text:visited-style-name="Visited_20_Internet_20_Link"><text:span text:style-name="Definition">Discussion on CT, concrete abstract frameworks</text:span></text:a></text:p>
              <text:list text:style-name="L6">
                <text:list-item>
                  <text:p text:style-name="P8"><text:a xlink:type="simple" xlink:href="#discussion-of-findings-in-relation-to-chat-conceptions-of-abstraction" text:style-name="Internet_20_link" text:visited-style-name="Visited_20_Internet_20_Link"><text:span text:style-name="Definition">Discussion of findings in relation to CHAT conceptions of abstraction</text:span></text:a></text:p>
                </text:list-item>
                <text:list-item>
                  <text:p text:style-name="P8"><text:a xlink:type="simple" xlink:href="#design-patterns-as-a-intermediate-level-pedagogical-framework-compared-to-computational-thinking" text:style-name="Internet_20_link" text:visited-style-name="Visited_20_Internet_20_Link"><text:span text:style-name="Definition">Design patterns as a intermediate-level, pedagogical framework compared to computational thinking</text:span></text:a></text:p>
                </text:list-item>
              </text:list>
            </text:list-item>
            <text:list-item>
              <text:p text:style-name="P4"><text:a xlink:type="simple" xlink:href="#discussion-of-dimensions-of-agency-using-a-metaphorical-approach-downplay-metaphors" text:style-name="Internet_20_link" text:visited-style-name="Visited_20_Internet_20_Link"><text:span text:style-name="Definition">Discussion of dimensions of agency (using a metaphorical approach) DOWNPLAY METAPHORS</text:span></text:a></text:p>
              <text:list text:style-name="L7">
                <text:list-item>
                  <text:p text:style-name="P9"><text:a xlink:type="simple" xlink:href="#to-integrate---analysing-interpretations-of-tads-and-the-process-of-assembling-new-repertoires" text:style-name="Internet_20_link" text:visited-style-name="Visited_20_Internet_20_Link"><text:span text:style-name="Definition">TO INTEGRATE - Analysing interpretations of TADS and the process of assembling new repertoires</text:span></text:a></text:p>
                </text:list-item>
                <text:list-item>
                  <text:p text:style-name="P9"><text:a xlink:type="simple" xlink:href="#the-use-of-concepts-of-mediation-and-dual-stimulation-in-this-exploration-of-the-development-of-agency---then-repertoires-also" text:style-name="Internet_20_link" text:visited-style-name="Visited_20_Internet_20_Link"><text:span text:style-name="Definition">The use of concepts of mediation and dual stimulation in this exploration of the development of agency - THEN REPERTOIRES ALSO?</text:span></text:a></text:p>
                </text:list-item>
                <text:list-item>
                  <text:p text:style-name="P9"><text:a xlink:type="simple" xlink:href="#affordances-as-points-on-a-climbing-wall-to-support-understandings-of-instrumental-agency" text:style-name="Internet_20_link" text:visited-style-name="Visited_20_Internet_20_Link"><text:span text:style-name="Definition">Affordances as points on a climbing wall to support understandings of instrumental agency</text:span></text:a></text:p>
                </text:list-item>
                <text:list-item>
                  <text:p text:style-name="P9"><text:a xlink:type="simple" xlink:href="#discussion-on-agency-concerning-tools-and-resources-authenticity-in-particular" text:style-name="Internet_20_link" text:visited-style-name="Visited_20_Internet_20_Link"><text:span text:style-name="Definition">Discussion on agency concerning tools and resources (authenticity in particular)</text:span></text:a></text:p>
                </text:list-item>
                <text:list-item>
                  <text:p text:style-name="P9"><text:a xlink:type="simple" xlink:href="#playgrounds-and-sheltered-harbours-as-a-way-to-explore-conceptions-of-relational-agency---integrate-my-findings" text:style-name="Internet_20_link" text:visited-style-name="Visited_20_Internet_20_Link"><text:span text:style-name="Definition">Playgrounds and sheltered harbours as a way to explore conceptions of relational agency - INTEGRATE MY FINDINGS</text:span></text:a></text:p>
                  <text:list text:style-name="L8">
                    <text:list-item>
                      <text:p text:style-name="P10"><text:a xlink:type="simple" xlink:href="#how-to-seed-relational-practices-in-the-community-garden-of-the-program-growing-gardening-metaphors" text:style-name="Internet_20_link" text:visited-style-name="Visited_20_Internet_20_Link"><text:span text:style-name="Definition">How to seed relational practices in the community garden of the program / Growing / Gardening metaphors</text:span></text:a></text:p>
                    </text:list-item>
                    <text:list-item>
                      <text:p text:style-name="P10"><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item>
                  <text:p text:style-name="P9"><text:a xlink:type="simple" xlink:href="#exploring-transformative-agency-using-the-metaphor-of-kedging-anchors" text:style-name="Internet_20_link" text:visited-style-name="Visited_20_Internet_20_Link"><text:span text:style-name="Definition">Exploring transformative agency using the metaphor of Kedging anchors</text:span></text:a></text:p>
                  <text:list text:style-name="L9">
                    <text:list-item>
                      <text:p text:style-name="P11"><text:a xlink:type="simple" xlink:href="#kedging-anchor-metaphor" text:style-name="Internet_20_link" text:visited-style-name="Visited_20_Internet_20_Link"><text:span text:style-name="Definition">Kedging anchor metaphor</text:span></text:a></text:p>
                    </text:list-item>
                  </text:list>
                </text:list-item>
              </text:list>
            </text:list-item>
            <text:list-item>
              <text:p text:style-name="P4"><text:a xlink:type="simple" xlink:href="#implicaitions-for-practioners-explored-in-relation-to-existing-research" text:style-name="Internet_20_link" text:visited-style-name="Visited_20_Internet_20_Link"><text:span text:style-name="Definition">Implicaitions for practioners explored in relation to existing research</text:span></text:a></text:p>
              <text:list text:style-name="L10">
                <text:list-item>
                  <text:p text:style-name="P12"><text:a xlink:type="simple" xlink:href="#in-relation-to-research-on-inclusion-in-computing-education." text:style-name="Internet_20_link" text:visited-style-name="Visited_20_Internet_20_Link"><text:span text:style-name="Definition">In relation to research on inclusion in computing education.</text:span></text:a></text:p>
                </text:list-item>
                <text:list-item>
                  <text:p text:style-name="P12"><text:a xlink:type="simple" xlink:href="#returning-to-the-concept-of-computational-fluency-with-a-lens-of-agency-participation" text:style-name="Internet_20_link" text:visited-style-name="Visited_20_Internet_20_Link"><text:span text:style-name="Definition">Returning to the concept of computational fluency with a lens of agency / participation</text:span></text:a></text:p>
                </text:list-item>
                <text:list-item>
                  <text:p text:style-name="P12"><text:a xlink:type="simple" xlink:href="#potential-for-transfer-to-other-settings-with-different-requirements" text:style-name="Internet_20_link" text:visited-style-name="Visited_20_Internet_20_Link"><text:soft-page-break/><text:span text:style-name="Definition">Potential for transfer to other settings with different requirements</text:span></text:a></text:p>
                </text:list-item>
              </text:list>
            </text:list-item>
            <text:list-item>
              <text:p text:style-name="P4"><text:a xlink:type="simple" xlink:href="#synthesis-section---more-philosophical-than-practical-finally" text:style-name="Internet_20_link" text:visited-style-name="Visited_20_Internet_20_Link"><text:span text:style-name="Definition">Synthesis Section - More philosophical than practical finally</text:span></text:a></text:p>
              <text:list text:style-name="L11">
                <text:list-item>
                  <text:p text:style-name="P13"><text:a xlink:type="simple" xlink:href="#synthesis---how-different-forms-of-agency-are-developed-and-transform-over-iterations-of-this-game-making-programme" text:style-name="Internet_20_link" text:visited-style-name="Visited_20_Internet_20_Link"><text:span text:style-name="Definition">SYNTHESIS - How different forms of agency are developed and transform over iterations of this game making programme</text:span></text:a></text:p>
                  <text:list text:style-name="L12">
                    <text:list-item>
                      <text:p text:style-name="P14"><text:a xlink:type="simple" xlink:href="#proposal-on-shifting-forms-of-agency." text:style-name="Internet_20_link" text:visited-style-name="Visited_20_Internet_20_Link"><text:span text:style-name="Definition">Proposal on shifting forms of agency.</text:span></text:a></text:p>
                    </text:list-item>
                  </text:list>
                </text:list-item>
                <text:list-item>
                  <text:p text:style-name="P13"><text:a xlink:type="simple" xlink:href="#synthesis---the-interaction-of-flexible-deign-practices-the-collection-of-game-design-patterns-stepwise-scaffolding-of-learning-environments-and-new-understandings-of-agency." text:style-name="Internet_20_link" text:visited-style-name="Visited_20_Internet_20_Link"><text:span text:style-name="Definition">Synthesis - The interaction of flexible deign practices, the collection of Game Design Patterns, stepwise scaffolding of learning environments and new understandings of agency.</text:span></text:a></text:p>
                </text:list-item>
              </text:list>
            </text:list-item>
            <text:list-item>
              <text:p text:style-name="P4"><text:a xlink:type="simple" xlink:href="#conclusion" text:style-name="Internet_20_link" text:visited-style-name="Visited_20_Internet_20_Link"><text:span text:style-name="Definition">Conclusion</text:span></text:a></text:p>
            </text:list-item>
            <text:list-item>
              <text:p text:style-name="P4"><text:a xlink:type="simple" xlink:href="#to-move-or-drop-from-chapter" text:style-name="Internet_20_link" text:visited-style-name="Visited_20_Internet_20_Link"><text:span text:style-name="Definition">TO MOVE OR DROP FROM CHAPTER</text:span></text:a></text:p>
              <text:list text:style-name="L13">
                <text:list-item>
                  <text:p text:style-name="P15"><text:a xlink:type="simple" xlink:href="#on-planned-and-emergent-activity" text:style-name="Internet_20_link" text:visited-style-name="Visited_20_Internet_20_Link"><text:span text:style-name="Definition">On planned and emergent activity)</text:span></text:a></text:p>
                </text:list-item>
              </text:list>
            </text:list-item>
            <text:list-item>
              <text:p text:style-name="P4"><text:a xlink:type="simple" xlink:href="#notes---moved-to-the-end-for-review" text:style-name="Internet_20_link" text:visited-style-name="Visited_20_Internet_20_Link"><text:span text:style-name="Definition">Notes - MOVED TO THE END FOR REVIEW</text:span></text:a></text:p>
              <text:list text:style-name="L14">
                <text:list-item>
                  <text:p text:style-name="P16"><text:a xlink:type="simple" xlink:href="#on-fluency" text:style-name="Internet_20_link" text:visited-style-name="Visited_20_Internet_20_Link"><text:span text:style-name="Definition">On Fluency</text:span></text:a></text:p>
                </text:list-item>
                <text:list-item>
                  <text:p text:style-name="P16"><text:a xlink:type="simple" xlink:href="#removed-in-december---perhaps-rehome" text:style-name="Internet_20_link" text:visited-style-name="Visited_20_Internet_20_Link"><text:span text:style-name="Definition">Removed in December - perhaps rehome</text:span></text:a></text:p>
                </text:list-item>
              </text:list>
            </text:list-item>
            <text:list-item>
              <text:p text:style-name="P4"><text:a xlink:type="simple" xlink:href="#removed-in-jan---find-home" text:style-name="Internet_20_link" text:visited-style-name="Visited_20_Internet_20_Link"><text:span text:style-name="Definition">Removed in Jan - find home</text:span></text:a></text:p>
              <text:list text:style-name="L15">
                <text:list-item>
                  <text:p text:style-name="P17"><text:a xlink:type="simple" xlink:href="#community-concepts-and-norming-behaviour-emerging-during-playtesting" text:style-name="Internet_20_link" text:visited-style-name="Visited_20_Internet_20_Link"><text:span text:style-name="Definition">Community concepts and norming behaviour emerging during playtesting</text:span></text:a></text:p>
                </text:list-item>
                <text:list-item>
                  <text:p text:style-name="P17"><text:a xlink:type="simple" xlink:href="#moe" text:style-name="Internet_20_link" text:visited-style-name="Visited_20_Internet_20_Link"><text:span text:style-name="Definition">MoE</text:span></text:a></text:p>
                </text:list-item>
              </text:list>
            </text:list-item>
          </text:list>
        </text:list-item>
      </text:list>
      <text:h text:style-name="Heading_20_1" text:outline-level="1"><text:bookmark-start text:name="seeding-and-nurturing-community-game-making-practices-to-facilitate-learner-agency"/>Seeding and Nurturing Community Game Making Practices to Facilitate Learner Agency<text:bookmark-end text:name="seeding-and-nurturing-community-game-making-practices-to-facilitate-learner-agency"/></text:h>
      <text:h text:style-name="Heading_20_2" text:outline-level="2"><text:bookmark-start text:name="research-questions-jan-2025"/>Research Questions Jan 2025<text:bookmark-end text:name="research-questions-jan-2025"/></text:h>
      <text:p text:style-name="Preformatted_20_Text">1. What contradictions arose in participation in this research’s game coding processes and how were they addressed?</text:p>
      <text:p text:style-name="Preformatted_20_Text">2. How does CHAT theory help us understand how game design patterns <text:s/>can be used in an evolving community of novice game makers?</text:p>
      <text:p text:style-name="Preformatted_20_Text">3. How can learners build agency in an evolving community of game makers? REVISE</text:p>
      <text:h text:style-name="Heading_20_2" text:outline-level="2"><text:bookmark-start text:name="introduction"/>Introduction<text:bookmark-end text:name="introduction"/></text:h>
      <text:h text:style-name="Heading_20_3" text:outline-level="3"><text:bookmark-start text:name="new-notes-on-structure-of-the-chapter"/>New Notes on structure of the chapter<text:bookmark-end text:name="new-notes-on-structure-of-the-chapter"/></text:h>
      <text:p text:style-name="First_20_paragraph">This chapter will discuss the uses of GDPs outlined in the previous chapter in relation to</text:p>
      <text:list text:style-name="L16">
        <text:list-item>
          <text:p text:style-name="P18">Socio cultural understandings of mediation and agency via TADS theory, particularly in relation to the abstract and concrete.</text:p>
        </text:list-item>
        <text:list-item>
          <text:p text:style-name="P18">Conceptions of abstract and concrete present in computing and digital making research: ultimately, proposing design patterns as a intermediate-level, pedagogical framework compared to computational thinking.</text:p>
        </text:list-item>
        <text:list-item>
          <text:p text:style-name="P18">Issues of inclusive pedagogy which underline the entire motivation and design of the study. Returning therefore to a fundamental point of the study to explore how this help diverse learners in a challenging area to learn.</text:p>
        </text:list-item>
      </text:list>
      <text:p text:style-name="First_20_paragraph"><text:soft-page-break/>To do this chapter continues to explore the context of the study’s emergent cultural and community activity, deepens discussion on interpersonal activity and implications for dimensions of tool use on learner agency in a way which at times addresses wider aspects of the learning design than GDPs.</text:p>
      <text:p text:style-name="P19">To drop / change / move</text:p>
      <text:list text:style-name="L17">
        <text:list-item>
          <text:p text:style-name="P20">impact of side missions / maker types: keep some elements, importance of identity given Gutierrez’s focus.</text:p>
        </text:list-item>
      </text:list>
      <text:h text:style-name="Heading_20_3" text:outline-level="3"><text:bookmark-start text:name="old-notes-on-structure-of-the-chapter"/>Old Notes on structure of the chapter<text:bookmark-end text:name="old-notes-on-structure-of-the-chapter"/></text:h>
      <text:p text:style-name="First_20_paragraph">Following Chapter 6’s presentation findings on how participants use GDPs, this chapter contains further discussion on this use GDPs , particularly in reference to the building of agency?</text:p>
      <text:p text:style-name="Text_20_body">To do so at time the focus is widened to include discussion on the evolving setting of use - in particular playtesting and the design processes involved.</text:p>
      <text:p text:style-name="Text_20_body">The chapter contains a discussion on wider concerns of designing for learner agency. Here I synthesise analysis on processes which support learners to develop agency in this game making community (and the role of different levels of authenticity?)</text:p>
      <text:p text:style-name="Text_20_body">The lens of inclusion and the alignment with UDL is also relevant within an analysis of the discussion of concrete and abstract frameworks.</text:p>
      <text:p text:style-name="Text_20_body">Additionally, because of the relevance of x and y in the process,</text:p>
      <text:p text:style-name="Text_20_body">The role of the emerging culture and identity of the idioculture is developed in this chapter in the following ways:</text:p>
      <text:list text:style-name="L18">
        <text:list-item>
          <text:p text:style-name="P21">playtesting as a social process; play testing and embodied participation in the games of others - community concepts and norming behaviour emerging during playtesting</text:p>
        </text:list-item>
        <text:list-item>
          <text:p text:style-name="P21">the impact / if any of the social missions and player types to help the development of learner identities.</text:p>
        </text:list-item>
        <text:list-item>
          <text:p text:style-name="P21">the emergence and nurturing of flexible and complex design behaviours (beyond player types)</text:p>
        </text:list-item>
      </text:list>
      <text:p text:style-name="First_20_paragraph">Some sections here including discussion on element of the introduced side missions explore how facilitators can encourage emergent processes as part of an introduced design. This discussion chapter uses this conceptual spectrum as a way to explore an analysis of different aspects of agency aand inclusive pedagogies.</text:p>
      <text:h text:style-name="Heading_20_2" text:outline-level="2"><text:bookmark-start text:name="discussion-on-the-seeding-and-nurturing-of-gdp-mediational-uses-and-repertoires"/>Discussion on the Seeding and nurturing of GDP mediational uses and repertoires<text:bookmark-end text:name="discussion-on-the-seeding-and-nurturing-of-gdp-mediational-uses-and-repertoires"/></text:h>
      <text:p text:style-name="First_20_paragraph">The majority of chapter has focused on findings and immediate interpretation of participant and facilitator use of GDPS as a mediational strategy / repertoire. This section takes a step back to <text:soft-page-break/>explore the wider perspectives of the findings beyond the immediate context to digital making and project based approaches and understandings of design patterns in educational contexts.</text:p>
      <text:p text:style-name="Text_20_body">The previous chapters have explored both designed and fortuitous changes to the learning design that become adopted by the community (HOW AND WHERE EXACTLY).</text:p>
      <text:p text:style-name="Text_20_body">I propose that the evolving idioculture, playtesting in particular, has been crucial to the development of this design. The learning design sprang from emergent activities. As such, the nature and process of this community evolution merits exploration.</text:p>
      <text:h text:style-name="Heading_20_3" text:outline-level="3"><text:bookmark-start text:name="discussion-on-the-role-of-playtesting-in-particular-as-a-suitable-medium-third-space"/>Discussion on the role of playtesting in particular as a suitable medium (third space)<text:bookmark-end text:name="discussion-on-the-role-of-playtesting-in-particular-as-a-suitable-medium-third-space"/></text:h>
      <text:p text:style-name="First_20_paragraph">HOW TO KEEP THE MOST VALUABLE PART OF THIS SECTION - IMPLICATIONS FOR AGENCY AND FOR IDENTITY - AND INCLUSION / PARTICIPATION</text:p>
      <text:p text:style-name="P19">On playtesting behaviours and interaction with GDP findings</text:p>
      <text:p text:style-name="Text_20_body">As explored in the literature review, playtesting is a process common to game making which corresponds to the evaluation phase of design thinking cycles and the process of user testing in HCI <text:reference-mark-start text:name="ZOTERO_ITEM CSL_CITATION {&quot;citationID&quot;:&quot;kuuxfit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oHhX28NP0u"/>(Fullerton, 2018)<text:reference-mark-end text:name="ZOTERO_ITEM CSL_CITATION {&quot;citationID&quot;:&quot;kuuxfith&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oHhX28NP0u"/></text:p>
      <text:p text:style-name="Text_20_body">In this section, I review data to describe some of the emerging playtesting behaviours of participants in relation to the introduced learning design.</text:p>
      <text:p text:style-name="Text_20_body">Summary of this section on playtesting</text:p>
      <text:list text:style-name="L19">
        <text:list-item>
          <text:p text:style-name="P22">why prioritise it?</text:p>
        </text:list-item>
      </text:list>
      <text:h text:style-name="Heading_20_4" text:outline-level="4"><text:bookmark-start text:name="playtesting-and-embodied-participation-in-the-games-of-others"/>Playtesting and embodied participation in the games of others<text:bookmark-end text:name="playtesting-and-embodied-participation-in-the-games-of-others"/></text:h>
      <text:p text:style-name="First_20_paragraph"/>
      <text:p text:style-name="Text_20_body">Some children added additional playful elements to playtesting. Because these interactions were mobile between workstations is it hard to extract audio and transcribe their speech. However, it is possible to communicate the characteristics of this play via a description of a typical encounter and the gestures of participants.</text:p>
      <text:p text:style-name="Text_20_body">WATCH MORE CLOSELY AND TRANSCRIBE GESTURES</text:p>
      <text:p text:style-name="Preformatted_20_Text">Play is initiated by calling across the room as an invitation to play, or as a provocation. When playtesting is underway it is normally undertaken with two or three participants standing around the computer rather than being seated. The core of those involved take turns to play the game, exclaiming frustration or triumph at completing levels or failing. Failure may be extremely performative with a rapid pulling way from the screen and keyboard. This may be followed with a battle to wrestle control of the keyboard to play the game next. This may involving playful pushing, and wrestling of hands and arms and vocalisations. While this play is happening it may attract other participants who remain on outskirts of the activity looking on able to watch what is happening on the screen and respond non-verbally with smiles or laughs.</text:p>
      <text:p text:style-name="First_20_paragraph"><text:soft-page-break/>These changes to the form and function of playtesting by young participants is another example of expression of agency by participants that widens the scope of possibility of actions.</text:p>
      <text:p text:style-name="Text_20_body">The process of play testing as a cultural process is explored in more depth in chapter six.</text:p>
      <text:h text:style-name="Heading_20_3" text:outline-level="3"><text:bookmark-start text:name="player-types-and-side-missions"/>Player types and side missions<text:bookmark-end text:name="player-types-and-side-missions"/></text:h>
      <text:p text:style-name="First_20_paragraph">One GDPs are identifies as a useful tactic of navigation and as a bridging strategy to wider repertoires, then this can inform process of supporting the develoment participants to assemble their own repertoires of practice in this new sestting.</text:p>
      <text:p text:style-name="Text_20_body">In this design, as outlined in Chapter 5 and Appendix.drama I used a drama narrative, with side missions and the concept of player types to do this. This matches research of 5D and in particular that of Gutiérrez in conceptions of processes of inclusion.</text:p>
      <text:h text:style-name="Heading_20_2" text:outline-level="2"><text:bookmark-start text:name="discussion-on-ct-concrete-abstract-frameworks"/>Discussion on CT, concrete abstract frameworks<text:bookmark-end text:name="discussion-on-ct-concrete-abstract-frameworks"/></text:h>
      <text:p text:style-name="First_20_paragraph">In this (second) discussion section, I:</text:p>
      <text:list text:style-name="L20">
        <text:list-item>
          <text:p text:style-name="P23">explore the uses of GDPs in relation to varied conceptions of abstraction, chiefly CHAT and CT</text:p>
        </text:list-item>
        <text:list-item>
          <text:p text:style-name="P23">propose that GDPs provide a suitable way to engage with coding practices partly due to their position between abstract computational concepts and concrete implementations of code structures.</text:p>
        </text:list-item>
        <text:list-item>
          <text:p text:style-name="P23">metaphors / frameworks to envisage affordences and particpant agency in CHAT framework. and why this is useful for facilitators and as an accessibel way to share findings.</text:p>
        </text:list-item>
        <text:list-item>
          <text:p text:style-name="P23">explore potential implications for facilitators and researchers on use of GDP collection as an intermediate pedagogical construct.</text:p>
        </text:list-item>
        <text:list-item>
          <text:p text:style-name="P23">add in a lens of UDL as a helpful framework to design for varied experience, opening in up diverse affordences.</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RvXpYULpQy"/>(2011)<text:reference-mark-end text:name="ZOTERO_ITEM CSL_CITATION {&quot;citationID&quot;:&quot;pagduekd&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RvXpYULpQy"/> distinction between empirical and theoretical <text:soft-page-break/>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citationID&quot;:&quot;zhunukxh&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U5QiYNBgwJ"/>(Sannino, 2011)<text:reference-mark-end text:name="ZOTERO_ITEM CSL_CITATION {&quot;citationID&quot;:&quot;zhunukxh&quot;,&quot;properties&quot;:{&quot;formattedCitation&quot;:&quot;(Sannino, 2011)&quot;,&quot;plainCitation&quot;:&quot;(Sannino, 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prefix&quot;:&quot;&quot;,&quot;suffix&quot;:&quot;&quot;}],&quot;schema&quot;:&quot;https://github.com/citation-style-language/schema/raw/master/csl-citation.json&quot;} RNDU5QiYNBgwJ"/>.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he focus has been on professional rather than novice learners.</text:p>
      <text:p text:style-name="Text_20_body">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text:soft-page-break/>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citationID&quot;:&quot;jbalbgzx&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F2MCxL80gy"/>(Papert and Turkle, 1990)<text:reference-mark-end text:name="ZOTERO_ITEM CSL_CITATION {&quot;citationID&quot;:&quot;jbalbgzx&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F2MCxL80gy"/>. However, if we return to Papert and Turkle’s <text:reference-mark-start text:name="ZOTERO_ITEM CSL_CITATION {&quot;citationID&quot;:&quot;yyshtqj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3YRYDwZt1"/>(1990)<text:reference-mark-end text:name="ZOTERO_ITEM CSL_CITATION {&quot;citationID&quot;:&quot;yyshtqjr&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3YRYDwZt1"/>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text:p>
      <text:p text:style-name="Text_20_body">PERHAPS BRING UP UP TO DATE ISSUE OF TRANSFER. - BUT PERHAPS LEAVE FOR CONCLUSION. NOTE ALSO THE BALANCE BETWEEN CT CONCRETE SKILLS AND TRANSFER IN <text:reference-mark-start text:name="ZOTERO_ITEM CSL_CITATION {&quot;citationID&quot;:&quot;prwlykvr&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0W5Amo5DaT"/>(Kynigos and Grizioti, 2020)<text:reference-mark-end text:name="ZOTERO_ITEM CSL_CITATION {&quot;citationID&quot;:&quot;prwlykvr&quot;,&quot;properties&quot;:{&quot;formattedCitation&quot;:&quot;(Kynigos and Grizioti, 2020)&quot;,&quot;plainCitation&quot;:&quot;(Kynigos and Grizioti, 2020)&quot;,&quot;noteIndex&quot;:0},&quot;citationItems&quot;:[{&quot;id&quot;:8688,&quot;uris&quot;:[&quot;http://zotero.org/users/1913249/items/2IJWQ7QD&quot;],&quot;itemData&quot;:{&quot;id&quot;:8688,&quot;type&quot;:&quot;article-journal&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container-title&quot;:&quot;British Journal of Educational Technology&quot;,&quot;DOI&quot;:&quot;10.1111/bjet.12898&quot;,&quot;ISSN&quot;:&quot;1467-8535&quot;,&quot;issue&quot;:&quot;6&quot;,&quot;language&quot;:&quot;en&quot;,&quot;license&quot;:&quot;© 2020 British Educational Research Association&quot;,&quot;note&quot;:&quot;_eprint: https://onlinelibrary.wiley.com/doi/pdf/10.1111/bjet.12898&quot;,&quot;page&quot;:&quot;2252-2267&quot;,&quot;source&quot;:&quot;Wiley Online Library&quot;,&quot;title&quot;:&quot;Modifying games with ChoiCo: Integrated affordances and engineered bugs for computational thinking&quot;,&quot;title-short&quot;:&quot;Modifying games with ChoiCo&quot;,&quot;URL&quot;:&quot;https://onlinelibrary.wiley.com/doi/abs/10.1111/bjet.12898&quot;,&quot;volume&quot;:&quot;51&quot;,&quot;author&quot;:[{&quot;family&quot;:&quot;Kynigos&quot;,&quot;given&quot;:&quot;Chronis&quot;},{&quot;family&quot;:&quot;Grizioti&quot;,&quot;given&quot;:&quot;Marianthi&quot;}],&quot;accessed&quot;:{&quot;date-parts&quot;:[[&quot;2023&quot;,6,12]]},&quot;issued&quot;:{&quot;date-parts&quot;:[[&quot;2020&quot;]]},&quot;citation-key&quot;:&quot;kynigos_modifying_2020&quot;},&quot;prefix&quot;:&quot;&quot;,&quot;suffix&quot;:&quot;&quot;}],&quot;schema&quot;:&quot;https://github.com/citation-style-language/schema/raw/master/csl-citation.json&quot;} RND0W5Amo5DaT"/></text:p>
      <text:p text:style-name="Text_20_body">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Such an interpretation is adopted by Eriksson and colleagues using gameplay design patterns with young people <text:reference-mark-start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GWvDsr3jQ"/>(2019)<text:reference-mark-end text:name="ZOTERO_ITEM CSL_CITATION {&quot;citationID&quot;:&quot;huhlfeho&quot;,&quot;properties&quot;:{&quot;formattedCitation&quot;:&quot;(2019)&quot;,&quot;plainCitation&quot;:&quot;(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gGWvDsr3jQ"/> which drew inspiration from the value of design patterns as a form of “intermediate-level concept” as advocated by fellow researchers as a way of sharing results of research <text:reference-mark-start text:name="ZOTERO_ITEM CSL_CITATION {&quot;citationID&quot;:&quot;jtjhgpgd&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08emXzx52V"/>(Barendregt et al., 2018)<text:reference-mark-end text:name="ZOTERO_ITEM CSL_CITATION {&quot;citationID&quot;:&quot;jtjhgpgd&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08emXzx52V"/>.</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text:soft-page-break/>between engagement via tinkering and requirements to promote “principled understanding” <text:reference-mark-start text:name="ZOTERO_ITEM CSL_CITATION {&quot;citationID&quot;:&quot;gutrzqtc&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LUbO3UShlE"/>(Barron et al., 1998:63)<text:reference-mark-end text:name="ZOTERO_ITEM CSL_CITATION {&quot;citationID&quot;:&quot;gutrzqtc&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LUbO3UShlE"/>. Waite and colleagues propose that abstraction should be explicitly taught even to younger pupils <text:reference-mark-start text:name="ZOTERO_ITEM CSL_CITATION {&quot;citationID&quot;:&quot;ezfxdzbw&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SIbUYgzc7q"/>(Waite et al., 2016)<text:reference-mark-end text:name="ZOTERO_ITEM CSL_CITATION {&quot;citationID&quot;:&quot;ezfxdzbw&quot;,&quot;properties&quot;:{&quot;formattedCitation&quot;:&quot;(Waite et al., 2016)&quot;,&quot;plainCitation&quot;:&quot;(Waite et al., 2016)&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schema&quot;:&quot;https://github.com/citation-style-language/schema/raw/master/csl-citation.json&quot;} RNDSIbUYgzc7q"/>. Waite and colleagues <text:reference-mark-start text:name="ZOTERO_ITEM CSL_CITATION {&quot;citationID&quot;:&quot;oplrcnth&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Uibf2eWH4"/>(Waite et al., 2018)<text:reference-mark-end text:name="ZOTERO_ITEM CSL_CITATION {&quot;citationID&quot;:&quot;oplrcnth&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XUibf2eWH4"/>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2">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vztxzrme&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URUfa7xJOm"/>(Barendregt et al., 2018)<text:reference-mark-end text:name="ZOTERO_ITEM CSL_CITATION {&quot;citationID&quot;:&quot;vztxzrme&quot;,&quot;properties&quot;:{&quot;formattedCitation&quot;:&quot;(Barendregt et al., 2018)&quot;,&quot;plainCitation&quot;:&quot;(Barendregt et al., 2018)&quot;,&quot;noteIndex&quot;:0},&quot;citationItems&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URUfa7xJOm"/>, in their identification of design patterns as intermediate level construct, identifying a suitable the level of abstraction is recommended to best support the goals of learners FIND REASON. Waite and colleagues <text:reference-mark-start text:name="ZOTERO_ITEM CSL_CITATION {&quot;citationID&quot;:&quot;gbqfqnzh&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U8QHzhmxj"/>(Waite et al., 2018)<text:reference-mark-end text:name="ZOTERO_ITEM CSL_CITATION {&quot;citationID&quot;:&quot;gbqfqnzh&quot;,&quot;properties&quot;:{&quot;formattedCitation&quot;:&quot;(Waite et al., 2018)&quot;,&quot;plainCitation&quot;:&quot;(Waite et al., 2018)&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rU8QHzhmxj"/>, also identify the intermediate design level of the LOA model as that suitable for supporting grounded abstraction in learner coding. In computing eduction pattern based instruction has benefits of making complex problems more modular and concrete <text:reference-mark-start text:name="ZOTERO_ITEM CSL_CITATION {&quot;citationID&quot;:&quot;aipvgrmm&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o93AvJjdOS"/>(Muller et al., 2004; Waite and Sentance, 2021)<text:reference-mark-end text:name="ZOTERO_ITEM CSL_CITATION {&quot;citationID&quot;:&quot;aipvgrmm&quot;,&quot;properties&quot;:{&quot;formattedCitation&quot;:&quot;(Muller et al., 2004; Waite and Sentance, 2021)&quot;,&quot;plainCitation&quot;:&quot;(Muller et al., 2004; Waite and Sentance, 2021)&quot;,&quot;noteIndex&quot;:0},&quot;citationItems&quot;:[{&quot;id&quot;:9297,&quot;uris&quot;:[&quot;http://zotero.org/users/1913249/items/FWFHWXNI&quot;],&quot;itemData&quot;:{&quot;id&quot;:9297,&quot;type&quot;:&quot;article-journal&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quot;:&quot;ACM SIGCSE Bulletin&quot;,&quot;DOI&quot;:&quot;10.1145/1026487.1008025&quot;,&quot;ISSN&quot;:&quot;0097-8418&quot;,&quot;issue&quot;:&quot;3&quot;,&quot;journalAbbreviation&quot;:&quot;SIGCSE Bull.&quot;,&quot;page&quot;:&quot;102–106&quot;,&quot;source&quot;:&quot;ACM Digital Library&quot;,&quot;title&quot;:&quot;(An almost) pedagogical pattern for pattern-based problem-solving instruction&quot;,&quot;URL&quot;:&quot;https://dl.acm.org/doi/10.1145/1026487.1008025&quot;,&quot;volume&quot;:&quot;36&quot;,&quot;author&quot;:[{&quot;family&quot;:&quot;Muller&quot;,&quot;given&quot;:&quot;Orna&quot;},{&quot;family&quot;:&quot;Haberman&quot;,&quot;given&quot;:&quot;Bruria&quot;},{&quot;family&quot;:&quot;Averbuch&quot;,&quot;given&quot;:&quot;Haim&quot;}],&quot;accessed&quot;:{&quot;date-parts&quot;:[[&quot;2024&quot;,2,27]]},&quot;issued&quot;:{&quot;date-parts&quot;:[[&quot;2004&quot;,6,28]]},&quot;citation-key&quot;:&quot;muller_almost_2004-1&quot;},&quot;prefix&quot;:&quot;&quot;,&quot;suffix&quot;:&quot;&quot;},{&quot;id&quot;:9286,&quot;uris&quot;:[&quot;http://zotero.org/users/1913249/items/6FFQNNUX&quot;],&quot;itemData&quot;:{&quot;id&quot;:9286,&quot;type&quot;:&quot;article-journal&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schema&quot;:&quot;https://github.com/citation-style-language/schema/raw/master/csl-citation.json&quot;} RNDo93AvJjdOS"/>.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2" text:outline-level="2"><text:bookmark-start text:name="discussion-of-dimensions-of-agency-using-a-metaphorical-approach-downplay-metaphors"/><text:soft-page-break/>Discussion of dimensions of agency (using a metaphorical approach) DOWNPLAY METAPHORS<text:bookmark-end text:name="discussion-of-dimensions-of-agency-using-a-metaphorical-approach-downplay-metaphors"/></text:h>
      <text:p text:style-name="First_20_paragraph">An underlying proposal of this thesis is the development of learner agency can be facilitated by designing effective learning environments. To do this I draw on key forms of developmental agency explored in Chapter 3.</text:p>
      <text:p text:style-name="Text_20_body">This section synthesises findings learner agency in relation to existing conceptions of agency in other research.</text:p>
      <text:p text:style-name="Text_20_body">This section explores these academic conceptions in a playful way using relatable metaphors from related research. The aim of this playful/relatable approach is to aid the situation of later recommendations for researchers and educators working in this area in an accessible way.</text:p>
      <text:h text:style-name="Heading_20_3" text:outline-level="3"><text:bookmark-start text:name="to-integrate---analysing-interpretations-of-tads-and-the-process-of-assembling-new-repertoires"/>TO INTEGRATE - Analysing interpretations of TADS and the process of assembling new repertoires<text:bookmark-end text:name="to-integrate---analysing-interpretations-of-tads-and-the-process-of-assembling-new-repertoires"/></text:h>
      <text:p text:style-name="First_20_paragraph">The metaphors below help an exploration of the development of cultural and social practice in this community.</text:p>
      <text:p text:style-name="Text_20_body">It is of value to contrast TADS and the kedging metaphor with that of Gutiérrez in the assembling of new repertoires using the findings of the previous chapter.</text:p>
      <text:h text:style-name="Heading_20_3" text:outline-level="3"><text:bookmark-start text:name="the-use-of-concepts-of-mediation-and-dual-stimulation-in-this-exploration-of-the-development-of-agency---then-repertoires-also"/>The use of concepts of mediation and dual stimulation in this exploration of the development of agency - THEN REPERTOIRES ALSO?<text:bookmark-end text:name="the-use-of-concepts-of-mediation-and-dual-stimulation-in-this-exploration-of-the-development-of-agency---then-repertoires-also"/></text:h>
      <text:p text:style-name="First_20_paragraph">As previously explored, varied conceptions of agency exist including: instrumental, authorial and transformative agency <text:reference-mark-start text:name="ZOTERO_ITEM CSL_CITATION {&quot;citationID&quot;:&quot;epqsitf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jlualliDx"/>(Matusov et al., 2016)<text:reference-mark-end text:name="ZOTERO_ITEM CSL_CITATION {&quot;citationID&quot;:&quot;epqsitfx&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mjlualliDx"/>. (See methodology chapter).</text:p>
      <text:p text:style-name="Text_20_body">This section explores these conceptions using the core AT concepts of mediation and dual stimulation explored in Chapter 3 to illuminate pedagogical development related to the interaction of designed and emergent tools and processes, shedding light on dimensions of participant agency.</text:p>
      <text:p text:style-name="Text_20_body">To summarise similarities and distinctions between mediation and double stimulation <text:reference-mark-start text:name="ZOTERO_ITEM CSL_CITATION {&quot;citationID&quot;:&quot;joprhuhi&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z1VaHmv0rC"/>(Isaac et al., 2022)<text:reference-mark-end text:name="ZOTERO_ITEM CSL_CITATION {&quot;citationID&quot;:&quot;joprhuhi&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z1VaHmv0rC"/>, it is beyond an instrumental approach to provoke change in the enviroment.</text:p>
      <text:p text:style-name="Text_20_body">Hopwood <text:reference-mark-start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J2n91oQiVJ"/>(Hopwood, 2022)<text:reference-mark-end text:name="ZOTERO_ITEM CSL_CITATION {&quot;citationID&quot;:&quot;sdrjuyxw&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J2n91oQiVJ"/> explores varied interpretations between mediation and double stimulation, exposing varied interpretations of mediation and ds’s special interpretation by Sannino, and the difficulties of then comparing the models of agency.</text:p>
      <text:p text:style-name="P29">In research which addresses transformative agency, Gutiérrez et al. <text:reference-mark-start text:name="ZOTERO_ITEM CSL_CITATION {&quot;citationID&quot;:&quot;hwmmwmhe&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0g4qt3OIqB"/><text:span text:style-name="T7">(Gutiérrez et al., 2019)</text:span><text:reference-mark-end text:name="ZOTERO_ITEM CSL_CITATION {&quot;citationID&quot;:&quot;hwmmwmhe&quot;,&quot;properties&quot;:{&quot;formattedCitation&quot;:&quot;(Guti\\uc0\\u233{}rrez et al., 2019)&quot;,&quot;plainCitation&quot;:&quot;(Gutiérrez et al., 2019)&quot;,&quot;noteIndex&quot;:0},&quot;citationItems&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0g4qt3OIqB"/> incorporate broader cultural factors including issues of participant identity and movement of practices between learning settings, in ways which are not generally explored in Change Labs approaches.</text:p>
      <text:p text:style-name="Text_20_body"><text:soft-page-break/>SHIFT SOME OF THE BELOW TO THE THEORETICAL FRAMEWORK CHAPTER.</text:p>
      <text:p text:style-name="Text_20_body">RECAP KEY ELEMENTS FROM CHAPTER 3. LIke:</text:p>
      <text:list text:style-name="L21">
        <text:list-item>
          <text:p text:style-name="P24">THE DIFFERENCE BETWEEN TOOLS AS MEDIATING TOOLS AND DOUBLE STIMULATION.</text:p>
        </text:list-item>
        <text:list-item>
          <text:p text:style-name="P24">primary and secondary tools / stimulation</text:p>
        </text:list-item>
      </text:list>
      <text:p text:style-name="First_20_paragraph">For this study, one issue of Sannino and Engestroms general approach is that there are many possible stimuli in a modern environment (find source ), and while yes, participant may adapt them for their own use, the focus on just one is potentially limiting. JUST A THOUGHT.</text:p>
      <text:p text:style-name="Text_20_body">Metaphors are another vehicle to explore concepts, and different means of representation are a valid from of inclusive communication. To explore this thought, I will engage in some metaphorical analysis, some following many other researchers, and introducing some of my own.</text:p>
      <text:h text:style-name="Heading_20_3" text:outline-level="3"><text:bookmark-start text:name="affordances-as-points-on-a-climbing-wall-to-support-understandings-of-instrumental-agency"/>Affordances as points on a climbing wall to support understandings of instrumental agency<text:bookmark-end text:name="affordances-as-points-on-a-climbing-wall-to-support-understandings-of-instrumental-agency"/></text:h>
      <text:p text:style-name="First_20_paragraph">The exploration of tensions in Chapter 5 summary, design decisions of tool use can to increase agency in practical terms by providing affordances or by removing barriers to use. Conceptually these practical dimension can be framed as instrumental agency or removing aspects of negative liberty caused by technical barriers <text:reference-mark-start text:name="ZOTERO_ITEM CSL_CITATION {&quot;citationID&quot;:&quot;ddjiyxqv&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hiccLPWuGj"/>(Matusov et al., 2016:433)<text:reference-mark-end text:name="ZOTERO_ITEM CSL_CITATION {&quot;citationID&quot;:&quot;ddjiyxqv&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hiccLPWuGj"/>. But may remove authorial or relational agency.</text:p>
      <text:p text:style-name="Text_20_body">As an example take the tensions surrounding authenticity of coding web development language, coding environment and documentation. my choice of curated collection of docs prevented friction and potential confusion if using real developer documents.</text:p>
      <text:p text:style-name="Text_20_body">In this design, participants aim for affordances as visible points.</text:p>
      <text:p text:style-name="Text_20_body">In the design above such points include: regular play-testing; the use of documentation; and highlighted variables and level structure in the quick start stage.</text:p>
      <text:p text:style-name="Text_20_body">To incorporate the utility of previously used affordances within the community, we can imagine a climbing rock-face metaphor of a lead climber leaving a trail for others behind. Or in a training environment of a climbing wall, attaching colours to a particular route designed to suit a particular skill level.</text:p>
      <text:p text:style-name="Text_20_body">The role of the faciliator in this metaphor is to structure the climber journey to the top.</text:p>
      <text:p text:style-name="Text_20_body">This my be done by - defining or reducing the use use of specialised terminology or - hiding away un-needed complexity. - signposting issues<text:line-break/>- imagining the lines of sight of the learner. try to remove large obstacles to potential anchour points.</text:p>
      <text:p text:style-name="Text_20_body">LINK TO EXISTING WORK ON AFFORDENCES FROM SOCIAL CULTURAL PERSPECTIVE. LINK TO AT theory NARDI ON AFFORDENCES AND TECH FOR EXAMPLE AND ROUND UP THE CONSTRUCTIONIST UNDERSTANDING OF <text:soft-page-break/>AFFORDANCES AND BLACK BOXING</text:p>
      <text:h text:style-name="Heading_20_3" text:outline-level="3"><text:bookmark-start text:name="discussion-on-agency-concerning-tools-and-resources-authenticity-in-particular"/>Discussion on agency concerning tools and resources (authenticity in particular)<text:bookmark-end text:name="discussion-on-agency-concerning-tools-and-resources-authenticity-in-particular"/></text:h>
      <text:p text:style-name="First_20_paragraph">MOVE MUCH OF THIS TO THE AFFORDENCES SECTION ABOVE IF SUITABLE - THEN MOVE SOME ELEMENTS OF DUAL STIMULATION TO THAT SECTION ON AFFORDENCES.</text:p>
      <text:p text:style-name="Text_20_body">Chapter 5 exposed the tensions that developed in the activity systems and subsequent evolution the tools used include code authoring environment, supporting resources of printed and digital format.</text:p>
      <text:p text:style-name="Text_20_body">This section analyse these tensions in more depth, CAN THIS JUST BE A SUMMARY OF PREVIOUS CHAPTERS QUICKLY EXPRESSED? TABLE? BEFORE MOVING INTO METAPHOR SECTION?</text:p>
      <text:p text:style-name="Text_20_body">In particular the intersection of authenticity in tool use and participant agency. DOES THIS HAPPEN? - IF SO WHERE</text:p>
      <text:p text:style-name="Text_20_body">WHERE IS THIS CLARIFIED? WHY IS IT IMPORTANT? While the affordances built into the code playground are valid secondary stimuli in initial in helping to seed initial activity, supporting documentation can be seen as a form of secondary stimulation more aligned to the process of building agency.</text:p>
      <text:p text:style-name="Text_20_body">DOES SOME OF THIS LIVE IN CHAPTER 5 IN THE DESIGN NARRATIVE? OR IN CH.6 IN REFLECTION ON BRICOLAGE?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 CHAPT 5</text:p>
      <text:p text:style-name="Text_20_body">The motivations for creating starter templates are similar for both educators and professional template creators. The goal being to want to shield new users from the complexity of the underlying configuration of interrelated web-technologies and instead highlight design affordances that facilitate creative agency. This strong alignment with authentic, professional practice may help learners transition to other forms of web coding projects, due to the similarity of as this element of practice. CH.5 a theme explored in more detail in chapter five Traditional, printed, instruction-based software manuals are in decline partly due online documentation but also due to the increased intuitive nature of their design <text:reference-mark-start text:name="ZOTERO_ITEM CSL_CITATION {&quot;citationID&quot;:&quot;qjhicly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OKHCnI06tU"/>(Pogue, 2017)<text:reference-mark-end text:name="ZOTERO_ITEM CSL_CITATION {&quot;citationID&quot;:&quot;qjhiclyp&quot;,&quot;properties&quot;:{&quot;formattedCitation&quot;:&quot;(Pogue, 2017)&quot;,&quot;plainCitation&quot;:&quot;(Pogue, 2017)&quot;,&quot;noteIndex&quot;:0},&quot;citationItems&quot;:[{&quot;id&quot;:9233,&quot;uris&quot;:[&quot;http://zotero.org/users/1913249/items/GNPB4GNI&quot;],&quot;itemData&quot;:{&quot;id&quot;:9233,&quot;type&quot;:&quot;article-magazine&quot;,&quot;abstract&quot;:&quot;Google happened, and something important was lost&quot;,&quot;container-title&quot;:&quot;Scientific American&quot;,&quot;language&quot;:&quot;en&quot;,&quot;title&quot;:&quot;User Manuals Are Mostly Gone--Which Is Both Good and Bad&quot;,&quot;URL&quot;:&quot;https://www.scientificamerican.com/article/user-manuals-are-mostly-gone-mdash-which-is-both-good-and-bad/&quot;,&quot;author&quot;:[{&quot;family&quot;:&quot;Pogue&quot;,&quot;given&quot;:&quot;David&quot;}],&quot;accessed&quot;:{&quot;date-parts&quot;:[[&quot;2024&quot;,1,19]]},&quot;issued&quot;:{&quot;date-parts&quot;:[[&quot;2017&quot;,4,1]]},&quot;citation-key&quot;:&quot;pogue_user_2017&quot;},&quot;prefix&quot;:&quot;&quot;,&quot;suffix&quot;:&quot;&quot;}],&quot;schema&quot;:&quot;https://github.com/citation-style-language/schema/raw/master/csl-citation.json&quot;} RNDOKHCnI06tU"/>. CH 5.</text:p>
      <text:p text:style-name="Text_20_body">This curated replication of authentic process of finding and incorporating code snippets into the starting template supported the development of skills used in professional coding communities.</text:p>
      <text:p text:style-name="Text_20_body"><text:soft-page-break/>The careful alignment between navigational documentation and the participants driving objectives of the mid-level activity system of implementing a game element, also helped avoid mismatch between task and tools described above as mismatch between primary and secondary stimuli.</text:p>
      <text:p text:style-name="Text_20_body">The process aligns with the concept of just-in-time instruction.</text:p>
      <text:p text:style-name="Text_20_body">While the genesis of processes in P1 authorial agency, if repeated this process of careful alignment would represent instrumental agency. DROP?</text:p>
      <text:p text:style-name="Text_20_body">Other affordances of the design would encourage greater authorial (and relational agency), for example those designed to build user’s sense of belonging in the game making community.</text:p>
      <text:p text:style-name="P29">MOVE - NOT ALIGHED TO THIS SECTION - Integrate research on engendering authorial and transformative agency <text:reference-mark-start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ykSAHSmVC6"/><text:span text:style-name="T7">(Engeström, 2006; Haapasaari et al., 2016; Sannino et al., 2016)</text:span><text:reference-mark-end text:name="ZOTERO_ITEM CSL_CITATION {&quot;citationID&quot;:&quot;lvkgisqz&quot;,&quot;properties&quot;:{&quot;formattedCitation&quot;:&quot;(Engestr\\uc0\\u246{}m, 2006; Haapasaari et al., 2016; Sannino et al., 2016)&quot;,&quot;plainCitation&quot;:&quot;(Engeström, 2006; Haapasaari et al., 2016; Sannino et al., 2016)&quot;,&quot;noteIndex&quot;:0},&quot;citationItems&quot;:[{&quot;id&quot;:9119,&quot;uris&quot;:[&quot;http://zotero.org/users/1913249/items/UIKDSI5X&quot;],&quot;itemData&quot;:{&quot;id&quot;:9119,&quot;type&quot;:&quot;article-journal&quot;,&quot;container-title&quot;:&quot;Building activity theory in practice: Toward the next generation&quot;,&quot;note&quot;:&quot;Citation Key: engestrom2006development&quot;,&quot;page&quot;:&quot;1–43&quot;,&quot;title&quot;:&quot;Development, movement and agency: Breaking away into mycorrhizae activities&quot;,&quot;volume&quot;:&quot;1&quot;,&quot;author&quot;:[{&quot;family&quot;:&quot;Engeström&quot;,&quot;given&quot;:&quot;Yrjö&quot;}],&quot;issued&quot;:{&quot;date-parts&quot;:[[&quot;2006&quot;]]},&quot;citation-key&quot;:&quot;engestrom2006development&quot;},&quot;prefix&quot;:&quot;&quot;,&quot;suffix&quot;:&quot;&quot;},{&quot;id&quot;:3370,&quot;uris&quot;:[&quot;http://zotero.org/users/1913249/items/Q38UQIIH&quot;],&quot;itemData&quot;:{&quot;id&quot;:3370,&quot;type&quot;:&quot;article-journal&quot;,&quot;abstract&quot;:&quot;Changes and transformations in organisations are traditionally initiated by the management. This approach does not, however, encourage the agency of all the members in an organisation to engage in cooperative development of the activity. This paper presents an analysis of the development of participants’ transformative agency in a Change Laboratory (CL) intervention. In a CL, the participants analyse conflicts and disturbances in their local activity and search for ways to transform current work practices. In the analysis, we identified six types of expressions of transformative agency which evolved over the course of the laboratory sessions and across the topical contents of those sessions. Furthermore, we examined to what extent the expressions of agency produced by the participants reflected individual and collective agency. Our key argument based on the research findings is that transformative agency goes beyond the individual and the situational here-and-now actions. It is produced and maintained in collective change efforts and evolves over time.&quot;,&quot;container-title&quot;:&quot;Journal of Education and Work&quot;,&quot;DOI&quot;:&quot;10.1080/13639080.2014.900168&quot;,&quot;ISSN&quot;:&quot;1363-9080&quot;,&quot;issue&quot;:&quot;2&quot;,&quot;page&quot;:&quot;232-262&quot;,&quot;source&quot;:&quot;Taylor and Francis+NEJM&quot;,&quot;title&quot;:&quot;The emergence of learners’ transformative agency in a Change Laboratory intervention&quot;,&quot;URL&quot;:&quot;https://doi.org/10.1080/13639080.2014.900168&quot;,&quot;volume&quot;:&quot;29&quot;,&quot;author&quot;:[{&quot;family&quot;:&quot;Haapasaari&quot;,&quot;given&quot;:&quot;Arja&quot;},{&quot;family&quot;:&quot;Engeström&quot;,&quot;given&quot;:&quot;Yrjö&quot;},{&quot;family&quot;:&quot;Kerosuo&quot;,&quot;given&quot;:&quot;Hannele&quot;}],&quot;accessed&quot;:{&quot;date-parts&quot;:[[&quot;2019&quot;,7,3]]},&quot;issued&quot;:{&quot;date-parts&quot;:[[&quot;2016&quot;,2,17]]},&quot;citation-key&quot;:&quot;haapasaari_emergence_2016&quot;},&quot;prefix&quot;:&quot;&quot;,&quot;suffix&quot;:&quot;&quot;},{&quot;id&quot;:3015,&quot;uris&quot;:[&quot;http://zotero.org/users/1913249/items/TB35W5A6&quot;],&quot;itemData&quot;:{&quot;id&quot;:3015,&quot;type&quot;:&quot;article-journal&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container-title&quot;:&quot;Journal of the Learning Sciences&quot;,&quot;DOI&quot;:&quot;10.1080/10508406.2016.1204547&quot;,&quot;ISSN&quot;:&quot;1050-8406, 1532-7809&quot;,&quot;issue&quot;:&quot;4&quot;,&quot;language&quot;:&quot;en&quot;,&quot;page&quot;:&quot;599-633&quot;,&quot;source&quot;:&quot;Crossref&quot;,&quot;title&quot;:&quot;Formative Interventions for Expansive Learning and Transformative Agency&quot;,&quot;URL&quot;:&quot;https://www.tandfonline.com/doi/full/10.1080/10508406.2016.1204547&quot;,&quot;volume&quot;:&quot;25&quot;,&quot;author&quot;:[{&quot;family&quot;:&quot;Sannino&quot;,&quot;given&quot;:&quot;Annalisa&quot;},{&quot;family&quot;:&quot;Engeström&quot;,&quot;given&quot;:&quot;Yrjö&quot;},{&quot;family&quot;:&quot;Lemos&quot;,&quot;given&quot;:&quot;Monica&quot;}],&quot;accessed&quot;:{&quot;date-parts&quot;:[[&quot;2019&quot;,3,21]]},&quot;issued&quot;:{&quot;date-parts&quot;:[[&quot;2016&quot;,10]]},&quot;citation-key&quot;:&quot;sannino_formative_2016&quot;},&quot;prefix&quot;:&quot;&quot;,&quot;suffix&quot;:&quot;&quot;}],&quot;schema&quot;:&quot;https://github.com/citation-style-language/schema/raw/master/csl-citation.json&quot;} RNDykSAHSmVC6"/>.</text:p>
      <text:h text:style-name="Heading_20_3" text:outline-level="3"><text:bookmark-start text:name="playgrounds-and-sheltered-harbours-as-a-way-to-explore-conceptions-of-relational-agency---integrate-my-findings"/>Playgrounds and sheltered harbours as a way to explore conceptions of relational agency - INTEGRATE MY FINDINGS<text:bookmark-end text:name="playgrounds-and-sheltered-harbours-as-a-way-to-explore-conceptions-of-relational-agency---integrate-my-findings"/></text:h>
      <text:p text:style-name="First_20_paragraph">My design decision to build the toolset as structure on top of authentic tools and languages can be likened to creating a protective harbour to shield new users from the complexity of the underlying configuration of interrelated web-technologies and instead highlight design affordances that facilitate creative agency.</text:p>
      <text:p text:style-name="Text_20_body">Participants are able to leave the protective harbour by accessing more authentic documentation and moving beyond existing templates. The experience may be involve choppier waters but the tools and processes remain familiar.</text:p>
      <text:p text:style-name="Text_20_body">Many design decisions were made to create a supported, simplified coding environment. Relevant examples from the previous chapter include: using an online code playground; skirting use of specialist terminology; hiding away un-needed complexity in the code template.</text:p>
      <text:p text:style-name="Text_20_body">While it is important to acknowledge the danger that such support may make learners run into trouble if coding other projects outside of this supported space, the use of authentic code language makes this less of an issues than with specialised coding environments aimed at novices <text:reference-mark-start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JimwrLjBeR"/>(Hagge, 2018)<text:reference-mark-end text:name="ZOTERO_ITEM CSL_CITATION {&quot;citationID&quot;:&quot;sblzsfmw&quot;,&quot;properties&quot;:{&quot;formattedCitation&quot;:&quot;(Hagge, 2018)&quot;,&quot;plainCitation&quot;:&quot;(Hagge, 2018)&quot;,&quot;noteIndex&quot;:0},&quot;citationItems&quot;:[{&quot;id&quot;:8853,&quot;uris&quot;:[&quot;http://zotero.org/users/1913249/items/YFNF7DZG&quot;],&quot;itemData&quot;:{&quot;id&quot;:8853,&quot;type&quot;:&quot;article-journal&quot;,&quot;abstract&quot;:&quot;Full participation in the twenty-first century requires the skills, strategies, and dispositions necessary to adapt to changing technologies influencing all aspects of life. Online programming communities provide a space for youth to create, collaborate, and share as they engage in computational participation. A recent development in the digital composition practices of youth is the use of coding to create digital media. This article reports on a descriptive case study focused on five early adolescents engaged in Scratch, an online programming community. In what ways do early adolescents make decisions in the design of digital media as they engage in programming-as-writing? The data collected included participant created digital media products, interviews, and observations. Based upon a content analysis of the digital media products and an inductive analysis of the interviews and observations data, participants demonstrated decisions connected to the design of projects created, decisions focused on the function of projects, and decisions connected with meaning. A typography represents the decisions made by participants as they created projects in Scratch. The participant experiences in Scratch are representative of a shift in the literacy practices of youth toward the creation of digital media within virtual social places as they engage in computational participation.&quot;,&quot;container-title&quot;:&quot;Technology, Knowledge and Learning&quot;,&quot;DOI&quot;:&quot;10.1007/s10758-018-9359-y&quot;,&quot;ISSN&quot;:&quot;2211-1670&quot;,&quot;issue&quot;:&quot;2&quot;,&quot;journalAbbreviation&quot;:&quot;Tech Know Learn&quot;,&quot;language&quot;:&quot;en&quot;,&quot;page&quot;:&quot;247-271&quot;,&quot;source&quot;:&quot;Springer Link&quot;,&quot;title&quot;:&quot;Coding to Create: A Subtext of Decisions as Early Adolescents Design Digital Media&quot;,&quot;title-short&quot;:&quot;Coding to Create&quot;,&quot;URL&quot;:&quot;https://doi.org/10.1007/s10758-018-9359-y&quot;,&quot;volume&quot;:&quot;23&quot;,&quot;author&quot;:[{&quot;family&quot;:&quot;Hagge&quot;,&quot;given&quot;:&quot;Julia&quot;}],&quot;accessed&quot;:{&quot;date-parts&quot;:[[&quot;2023&quot;,6,26]]},&quot;issued&quot;:{&quot;date-parts&quot;:[[&quot;2018&quot;,7,1]]},&quot;citation-key&quot;:&quot;hagge_coding_2018&quot;},&quot;prefix&quot;:&quot;&quot;,&quot;suffix&quot;:&quot;&quot;}],&quot;schema&quot;:&quot;https://github.com/citation-style-language/schema/raw/master/csl-citation.json&quot;} RNDJimwrLjBeR"/>. Thus to make one addition to the metaphor this design is like a sea-harbour, tools like Scratch are like a swimming pool.</text:p>
      <text:h text:style-name="Heading_20_4" text:outline-level="4"><text:bookmark-start text:name="how-to-seed-relational-practices-in-the-community-garden-of-the-program-growing-gardening-metaphors"/>How to seed relational practices in the community garden of the program / Growing / Gardening metaphors<text:bookmark-end text:name="how-to-seed-relational-practices-in-the-community-garden-of-the-program-growing-gardening-metaphors"/></text:h>
      <text:p text:style-name="First_20_paragraph">We can substitute the metaphor of playground/ harbour with that of a walled garden.</text:p>
      <text:p text:style-name="Text_20_body">The title to this chapter is <text:span text:style-name="T2">Seeding and Nurturing Game Making Communities to Facilitate Learner Agency</text:span>. It could be extended to <text:span text:style-name="T2">Rewilding</text:span> metaphor to reflect the importance of leaving learners to evolve their own processes as a form of authorial and transformational agency, albeit within the forms of pedagogical walled gardens.</text:p>
      <text:h text:style-name="Heading_20_5" text:outline-level="5"><text:bookmark-start text:name="relational-agency-in-response-to-a-series-of-stimuli-participant-identity"/><text:soft-page-break/>Relational Agency in response to a series of stimuli participant identity<text:bookmark-end text:name="relational-agency-in-response-to-a-series-of-stimuli-participant-identity"/></text:h>
      <text:p text:style-name="First_20_paragraph">Learner agency in the form of choice over the chosen activity is present not only in the dimensions of the difficulty and theme of the game features they wished to add, but also in their approach to undertaking it.</text:p>
      <text:p text:style-name="Text_20_body">MOVE SOMEWHERE? DIVISION OF LABOUR - Some approached objectives in a methodical manner, others socially and others embracing a playfully disruptive stance. Some decided to focus extensively on the creation and implementation of graphical assets and level design. While the distributed nature of the toolset, hindered peer learning in P1 as too many tools were introduced, in P2 it helped build authentic digital literacy skills. Some young participants became remarkably swift and adapt at thus transforming chains of actions into a fluid operation.</text:p>
      <text:p text:style-name="Text_20_body">Learners who had mastered the skills were asked by others for help, becoming domain experts, and thus providing additional affordances in the learning community and building an identify as specialist within it.</text:p>
      <text:p text:style-name="Text_20_body">It is of value to examine specialisation can be seen through the lens of double stimulation. The choice to specialise, marks a form of transformative agency. Participants craft for themselves a specialist status which becomes shared and celebrated by the group.</text:p>
      <text:h text:style-name="Heading_20_4" text:outline-level="4"><text:bookmark-start text:name="the-freedoms-and-restrictions-of-playgrounds"/>The freedoms and restrictions of playgrounds<text:bookmark-end text:name="the-freedoms-and-restrictions-of-playgrounds"/></text:h>
      <text:p text:style-name="First_20_paragraph">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p text:style-name="Text_20_body">MOVE to RECOMMENDATIONS? The concepts of affective space and magic circle as a way to encourage participants to improvise from a starting structure are of value to provide guidance to practitioners in the domain of informal digital design.</text:p>
      <text:h text:style-name="Heading_20_3" text:outline-level="3"><text:bookmark-start text:name="exploring-transformative-agency-using-the-metaphor-of-kedging-anchors"/><text:soft-page-break/>Exploring transformative agency using the metaphor of Kedging anchors<text:bookmark-end text:name="exploring-transformative-agency-using-the-metaphor-of-kedging-anchors"/></text:h>
      <text:p text:style-name="First_20_paragraph">Some sythethis on findings on transformative agency here, in particular in P1.</text:p>
      <text:h text:style-name="Heading_20_4" text:outline-level="4"><text:bookmark-start text:name="kedging-anchor-metaphor"/>Kedging anchor metaphor<text:bookmark-end text:name="kedging-anchor-metaphor"/></text:h>
      <text:p text:style-name="First_20_paragraph">As outlined in chapter 3, Sannino explains TADS using a metaphor of a using a kedging anchors.</text:p>
      <text:p text:style-name="Text_20_body">The following section integrates affordance theory into a metaphor to encompass concerns of a more structured learning design.</text:p>
      <text:h text:style-name="Heading_20_2" text:outline-level="2"><text:bookmark-start text:name="implicaitions-for-practioners-explored-in-relation-to-existing-research"/>Implicaitions for practioners explored in relation to existing research<text:bookmark-end text:name="implicaitions-for-practioners-explored-in-relation-to-existing-research"/></text:h>
      <text:h text:style-name="Heading_20_3" text:outline-level="3"><text:bookmark-start text:name="in-relation-to-research-on-inclusion-in-computing-education."/>In relation to research on inclusion in computing education.<text:bookmark-end text:name="in-relation-to-research-on-inclusion-in-computing-education."/></text:h>
      <text:p text:style-name="First_20_paragraph">Incusion as participation.</text:p>
      <text:p text:style-name="Text_20_body">Issues of interest, rich affordences, &amp; UDL</text:p>
      <text:h text:style-name="Heading_20_3" text:outline-level="3"><text:bookmark-start text:name="returning-to-the-concept-of-computational-fluency-with-a-lens-of-agency-participation"/>Returning to the concept of computational fluency with a lens of agency / participation<text:bookmark-end text:name="returning-to-the-concept-of-computational-fluency-with-a-lens-of-agency-participation"/></text:h>
      <text:p text:style-name="P2">Summary - this research supports ethos of writing on computational fluency - and the role of agency and participation within that</text:p>
      <text:p text:style-name="Text_20_body">The term computational fluency (compared to digital literacy or computational thinking) best reflect the focus on development of agency outlined in this research.</text:p>
      <text:p text:style-name="Text_20_body">It is of merit to return to existing dimension in existing research and suggest additional analyis based on this research.</text:p>
      <text:p text:style-name="Text_20_body">Participant voice and expression: scaffolded and restricted in this design but to help development of next factor Community participation: The use of playtesting, and other community factors explored in Ch.6 and 7. Technical skills: Less a focus here than in CT but still a requirement, the reduced focus allows a different means of appropriation of the skills and concepts through guided participation and cultural participation.</text:p>
      <text:p text:style-name="Text_20_body">I propose that the journey by particpants to develop computational fluency involves all three aspects of agency explored in this chapter.</text:p>
      <text:p text:style-name="Text_20_body">In term of a progression to transformative / athorial agency, it is of value to explore conceptions of authorial creativity (of an everyday variety) rather than the high bar of transformation of fundamental system elements.</text:p>
      <text:h text:style-name="Heading_20_3" text:outline-level="3"><text:bookmark-start text:name="potential-for-transfer-to-other-settings-with-different-requirements"/><text:soft-page-break/>Potential for transfer to other settings with different requirements<text:bookmark-end text:name="potential-for-transfer-to-other-settings-with-different-requirements"/></text:h>
      <text:p text:style-name="First_20_paragraph">Does the germ cell identified here (the use of key product characteristics used as a intentional tool to seed and then nurture community practices) suit transfer to other domains and if so how?</text:p>
      <text:p text:style-name="Text_20_body">I suggest it does, and that this is already recognised in different ways in existing research. As component parts in repertoires, as subjects and mediums for funds of identity work.</text:p>
      <text:p text:style-name="Text_20_body">Other research (5D in particular ) suggests that different ideocultures would emerge given the different contextual settings or requirements. Other settings may suit the introduction of other side missions and guiding narratives based on different motivations of the participants and the settings in which the programme was being run.</text:p>
      <text:p text:style-name="Text_20_body">Thus, this research does not suggest the learning design is adopted wholesale, instead proposes the following division for future work</text:p>
      <text:p text:style-name="P19">Keep / Start with</text:p>
      <text:list text:style-name="L22">
        <text:list-item>
          <text:p text:style-name="P25">Template of a game with a distinct and recognisable form &amp; realistic<text:line-break/></text:p>
        </text:list-item>
        <text:list-item>
          <text:p text:style-name="P25">GDPs used as a germ cell for following step wise activities</text:p>
          <text:list text:style-name="L23">
            <text:list-item>
              <text:p text:style-name="P26">analysis of games</text:p>
            </text:list-item>
            <text:list-item>
              <text:p text:style-name="P26">quick changes to template</text:p>
            </text:list-item>
            <text:list-item>
              <text:p text:style-name="P26">menu of GDPs</text:p>
            </text:list-item>
          </text:list>
        </text:list-item>
      </text:list>
      <text:p text:style-name="P2">Adapt as needed based on setting</text:p>
      <text:list text:style-name="L24">
        <text:list-item>
          <text:p text:style-name="P27">overarching narrative / driving motivation</text:p>
        </text:list-item>
        <text:list-item>
          <text:p text:style-name="P27">side missions, based on emerging patterns of behaviour or needs of setting</text:p>
        </text:list-item>
      </text:list>
      <text:h text:style-name="Heading_20_2" text:outline-level="2"><text:bookmark-start text:name="synthesis-section---more-philosophical-than-practical-finally"/>Synthesis Section - More philosophical than practical finally<text:bookmark-end text:name="synthesis-section---more-philosophical-than-practical-finally"/></text:h>
      <text:p text:style-name="First_20_paragraph">INTRO SIGNPOSTING Here</text:p>
      <text:h text:style-name="Heading_20_3" text:outline-level="3"><text:bookmark-start text:name="synthesis---how-different-forms-of-agency-are-developed-and-transform-over-iterations-of-this-game-making-programme"/>SYNTHESIS - How different forms of agency are developed and transform over iterations of this game making programme<text:bookmark-end text:name="synthesis---how-different-forms-of-agency-are-developed-and-transform-over-iterations-of-this-game-making-programme"/></text:h>
      <text:h text:style-name="Heading_20_5" text:outline-level="5"><text:bookmark-start text:name="linking-to-anchors-to-affordences"/>LINKING TO ANCHORS TO AFFORDENCES<text:bookmark-end text:name="linking-to-anchors-to-affordences"/></text:h>
      <text:p text:style-name="First_20_paragraph">Thus affordances in the learning design can be viewed in this frame as a catching point for these anchors <text:reference-mark-start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9I1xIoqYcG"/>(Hopwood, 2022)<text:reference-mark-end text:name="ZOTERO_ITEM CSL_CITATION {&quot;citationID&quot;:&quot;urldppnp&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9I1xIoqYcG"/>. An effective learning environment provides a sea bed with many rocks (affordances) for warping anchors (volitional acts of participant agency to transform learning) <text:reference-mark-start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ercMN5gEgT"/>(Aagaard et al., 2022)<text:reference-mark-end text:name="ZOTERO_ITEM CSL_CITATION {&quot;citationID&quot;:&quot;vbcyemfv&quot;,&quot;properties&quot;:{&quot;formattedCitation&quot;:&quot;(Aagaard et al., 2022)&quot;,&quot;plainCitation&quot;:&quot;(Aagaard et al., 2022)&quot;,&quot;noteIndex&quot;:0},&quot;citationItems&quot;:[{&quot;id&quot;:8791,&quot;uris&quot;:[&quot;http://zotero.org/users/1913249/items/GEDPYN8B&quot;],&quot;itemData&quot;:{&quot;id&quot;:8791,&quot;type&quot;:&quot;article-journal&quot;,&quot;abstract&quot;:&quot;Digitalization pushes teacher educators (TEds) worldwide to consider if, and when, traditional educational practices work, and when students and society would benefit from developing the practices. In this article, we investigate some problem situations that emerge when Norwegian TEds and schoolteachers develop educational practices. The context is a 10 ECTS course named “Teacher educator in a digital age”, where the main task required that the participants developed and implemented a project in their classes, which they believed would enhance their own and/or their students’ professional digital competence (PDC). We investigate how, and by what means, they pulled themselves and each other out of different problem situations. Some of the problem situations are presented in academic essays about the projects, while others we observed as they discussed their projects in supervision sessions. Our unit of analysis is “transformative agency,” and we use Vygotsky’s concept of double stimulation when analyzing the data. The study shows that a broad repertoire of resources (i.e., digital technologies, the literature and task, the “learning community” and the national curriculum) stimulates transformative agency and promotes PDC in ways that place the interest of teachers in focus when facing the digital surge. Some of the challenges that remain unresolved prepare the ground for a discussion about how such a course could be adjusted to better meet the needs of today’s schools and teacher education. Research focusing on PDC and transformative agency is highly restricted, and the article is a thematic and methodological contribution to the field.&quot;,&quot;container-title&quot;:&quot;Nordic Journal of Digital Literacy&quot;,&quot;DOI&quot;:&quot;10.18261/njdl.17.1.3&quot;,&quot;ISSN&quot;:&quot;0809-6724, 1891-943X&quot;,&quot;issue&quot;:&quot;1&quot;,&quot;journalAbbreviation&quot;:&quot;NJDL&quot;,&quot;language&quot;:&quot;en&quot;,&quot;page&quot;:&quot;31-45&quot;,&quot;source&quot;:&quot;DOI.org (Crossref)&quot;,&quot;title&quot;:&quot;Teacher educator in a digital age: A study of transformative agency&quot;,&quot;title-short&quot;:&quot;Teacher educator in a digital age&quot;,&quot;URL&quot;:&quot;http://www.idunn.no/doi/10.18261/njdl.17.1.3&quot;,&quot;volume&quot;:&quot;17&quot;,&quot;author&quot;:[{&quot;family&quot;:&quot;Aagaard&quot;,&quot;given&quot;:&quot;Toril&quot;},{&quot;family&quot;:&quot;Bueie&quot;,&quot;given&quot;:&quot;Agnete&quot;},{&quot;family&quot;:&quot;Hjukse&quot;,&quot;given&quot;:&quot;Hjørdis&quot;}],&quot;accessed&quot;:{&quot;date-parts&quot;:[[&quot;2023&quot;,6,19]]},&quot;issued&quot;:{&quot;date-parts&quot;:[[&quot;2022&quot;,4,5]]},&quot;citation-key&quot;:&quot;aagaard_teacher_2022&quot;},&quot;prefix&quot;:&quot;&quot;,&quot;suffix&quot;:&quot;&quot;}],&quot;schema&quot;:&quot;https://github.com/citation-style-language/schema/raw/master/csl-citation.json&quot;} RNDercMN5gEgT"/>. TADS and the associated metaphor of warping anchors is normally applied in settings of group action.</text:p>
      <text:p text:style-name="Text_20_body">To aid learners agency, designers notice existing paths of participants and add explicit anchor points and make them visible to learners. The process is on-going and mutual. Additionally, this work happens in an facilitated environment. Design decisions server to clarify common problems <text:soft-page-break/>areas, thus making the water clearer to better see anchor points. The job of the designer is in part to identify the causes of turbulence and thus create support in a sheltered space of a harbour.</text:p>
      <text:h text:style-name="Heading_20_4" text:outline-level="4"><text:bookmark-start text:name="proposal-on-shifting-forms-of-agency."/>Proposal on shifting forms of agency.<text:bookmark-end text:name="proposal-on-shifting-forms-of-agency."/></text:h>
      <text:p text:style-name="First_20_paragraph">Initial blocks are solved by heroic transformative agency of parents, children and facilitator.</text:p>
      <text:p text:style-name="Text_20_body">Then patterns and tools become established in the community, and agency shifts to be less authorial and more instrumental and relational.</text:p>
      <text:p text:style-name="Text_20_body">A question arises, is it less valueable in later iterations? Different stokes probably.</text:p>
      <text:h text:style-name="Heading_20_5" text:outline-level="5"><text:bookmark-start text:name="an-emerging-question---is-nurturing-agency-by-creating-space-for-emergent-practices-sustainable-for-ongoing-iterations-how-much-of-the-learnign-design-canshould-be-transferred-to-other-settings."/>AN EMERGING QUESTION - Is nurturing agency by creating space for emergent practices sustainable for ongoing iterations? How much of the learnign design can/should be transferred to other settings.<text:bookmark-end text:name="an-emerging-question---is-nurturing-agency-by-creating-space-for-emergent-practices-sustainable-for-ongoing-iterations-how-much-of-the-learnign-design-canshould-be-transferred-to-other-settings."/></text:h>
      <text:p text:style-name="First_20_paragraph">Is it a negative thinkg that later participants have less opportunity for transformative agency?</text:p>
      <text:p text:style-name="Text_20_body">Also - A personal refection while I love this aspect, but others can find it stressful. Different strokes.</text:p>
      <text:p text:style-name="Text_20_body">INTEGRATE SOME OF THIS INTO THE SECTIONS OR THE DISCUSSION ABOVE ON HARBOURS.</text:p>
      <text:p text:style-name="Text_20_body">As a learning designer, design decisions to create a sheltered harbour, increase the instrumental agency of learners allowing them to experience a feeling of control over their creative process.</text:p>
      <text:p text:style-name="Text_20_body">Adopting analysis which aligns authorial agency and transformative agency, there is a potential tension between instrumental agency and transformative agency. A design which minimises possible conflicts also reduces the potential for participants to solve them both individually and collective responses.</text:p>
      <text:p text:style-name="Text_20_body">To retain this potential for transformation it may be advantageous to keep some key areas of the learning design should be more open in structure to encourage the emergence of participant responses and novel practices.</text:p>
      <text:h text:style-name="Heading_20_3" text:outline-level="3"><text:bookmark-start text:name="synthesis---the-interaction-of-flexible-deign-practices-the-collection-of-game-design-patterns-stepwise-scaffolding-of-learning-environments-and-new-understandings-of-agency."/>Synthesis - The interaction of flexible deign practices, the collection of Game Design Patterns, stepwise scaffolding of learning environments and new understandings of agency.<text:bookmark-end text:name="synthesis---the-interaction-of-flexible-deign-practices-the-collection-of-game-design-patterns-stepwise-scaffolding-of-learning-environments-and-new-understandings-of-agency."/></text:h>
      <text:p text:style-name="First_20_paragraph">SHOULD THIS GO FIRST IN SYTHESIS SECTION?</text:p>
      <text:p text:style-name="Text_20_body">BRING IN A SUMMARY OF LEARNING FROM THE PREVIOUS CHAPTER ON GDPS.</text:p>
      <text:p text:style-name="Text_20_body">In the previous chapter we explored the use of GDPs as a possible response to the challenges to project work and the lack of domain specific frameworks.</text:p>
      <text:p text:style-name="Text_20_body"><text:soft-page-break/>The nature of the framework provided by game play design patterns can be explored through the lens of agency</text:p>
      <text:list text:style-name="L25">
        <text:list-item>
          <text:p text:style-name="P28">GDPs as a germ cell, used in different step wise projects which build one upon the other as a flexible but supporting scaffold.</text:p>
        </text:list-item>
        <text:list-item>
          <text:p text:style-name="P28">It’s a balance between structure and choice</text:p>
        </text:list-item>
        <text:list-item>
          <text:p text:style-name="P28">Menu facilitates a rhizomatic approach / within a structure</text:p>
        </text:list-item>
        <text:list-item>
          <text:p text:style-name="P28">How this can be framed using understandings of agency and metaphors if this is helpful.</text:p>
        </text:list-item>
        <text:list-item>
          <text:p text:style-name="P28">The role of authenticity. (is this too much?)</text:p>
        </text:list-item>
      </text:list>
      <text:p text:style-name="First_20_paragraph">There is choice - and interaction - contribution to the overall object.</text:p>
      <text:h text:style-name="Heading_20_2" text:outline-level="2"><text:bookmark-start text:name="conclusion"/>Conclusion<text:bookmark-end text:name="conclusion"/></text:h>
      <text:p text:style-name="First_20_paragraph">In AT terminology, this chapter has in a general sense returned to the concrete (see Marx / Blunden).</text:p>
      <text:p text:style-name="Text_20_body">Chapter four outlined a design narrative where tools were chosen and adapted by myself and Participants in response to local context. Chapter five explored the emerging organisational unit of GDPs, and how they were used as meditational strategies.</text:p>
      <text:p text:style-name="Text_20_body">This chapter has explored emergent cultural and community activity, and deepened discussion on interpersonal activity, and then returned to discuss implications for dimensions of concrete tool use on learner agency.</text:p>
      <text:p text:style-name="Text_20_body">It’s dialectic innit. We call it praxis.</text:p>
      <text:p text:style-name="Text_20_body">The methodology chapter outlined some of the challenges of this approach, particularly in the thick description of context, and the challenge of then satisfying the goal of generalisability / and overall utitlity.</text:p>
      <text:p text:style-name="Text_20_body">The final chapters aims to address this with recommendations for facilitators and researchers. The scope of the applicability is addressed as the findings of this thesis can inform the wider debate of how to best support project based learning in wider domains. Specifically the use of concrete design frameworks and step-based iterative project in scaffolding PBL.</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ext:soft-page-break/>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ext:soft-page-break/>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p text:style-name="Text_20_body">MOVERED HERE FROM CHAPER 5 JAN 2024 MOVE THIS TO NEXT CHAPTER DISCUSSION? <text:span text:style-name="T1">A tension in use of norming practices and participant choice?</text:span> 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according to Rogoff, as a productive nudge to get real. IS THIS EXPLORED IN THE NEXT CHAPTER?</text:p>
      <text:h text:style-name="Heading_20_2" text:outline-level="2"><text:bookmark-start text:name="removed-in-jan---find-home"/>Removed in Jan - find home<text:bookmark-end text:name="removed-in-jan---find-home"/></text:h>
      <text:h text:style-name="Heading_20_4" text:outline-level="4"><text:bookmark-start text:name="community-concepts-and-norming-behaviour-emerging-during-playtesting"/>Community concepts and norming behaviour emerging during playtesting<text:bookmark-end text:name="community-concepts-and-norming-behaviour-emerging-during-playtesting"/></text:h>
      <text:p text:style-name="First_20_paragraph">MOVE BACK TO CHAPTER 6 IF SPACE?</text:p>
      <text:p text:style-name="Text_20_body">NOTE THERE IS SOMETHING HERE ABOUT ME STEPPING BACK AND LETTING THE COMMUNITY EVOLVE.</text:p>
      <text:p text:style-name="Text_20_body">Ed gives a more technical explanation from involving the naming of the variable <text:span text:style-name="T2">jump speed</text:span>.</text:p>
      <text:p text:style-name="Text_20_body">Other children come and play the game but only for less than a minute before leaving. Towards the end of the playtesting process, as one child leaves, Molly comments “It’s so frustrating.” This suggests an evolving understanding that her game is frustrating to players rather than pleasantly challenging.</text:p>
      <text:p text:style-name="Text_20_body">The indirect norming behaviours described in appendix 5.Norm.x mirror observations seen in the work of Rogoff and colleagues <text:reference-mark-start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F8MjXwQun"/>(Rogoff, 2003)<text:reference-mark-end text:name="ZOTERO_ITEM CSL_CITATION {&quot;citationID&quot;:&quot;viffpcru&quot;,&quot;properties&quot;:{&quot;formattedCitation&quot;:&quot;(Rogoff, 2003)&quot;,&quot;plainCitation&quot;:&quot;(Rogoff, 2003)&quot;,&quot;noteIndex&quot;:0},&quot;citationItems&quot;:[{&quot;id&quot;:3023,&quot;uris&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prefix&quot;:&quot;&quot;,&quot;suffix&quot;:&quot;&quot;}],&quot;schema&quot;:&quot;https://github.com/citation-style-language/schema/raw/master/csl-citation.json&quot;} RNDHF8MjXwQun"/> on learning in community settings.</text:p>
      <text:p text:style-name="Text_20_body">There is an apparent tension in play here between encouraging individual agency of expression within the game and an evolving community tendency to norm peoples games to be more <text:span text:style-name="T2">playable</text:span>, specifically that player movement should conforming to wider expectations.</text:p>
      <text:p text:style-name="Text_20_body">What we can draw from the data at this stage is that playtesing provides many leverage points to facilitating learner agency and discuss the limits of designs. IN addition, playtesting is a process that allows participants to demonstrate informed criticality as a player and guide the creations of peers via gameplay feedback.</text:p>
      <text:p text:style-name="Text_20_body">This process is an example of an emerging process where cultural concepts are mutually constituted by all actors involved in the game making activity system. While the concepts of hardness and challenge that emerge and not concrete examples of GDPS, they are the results of changed GDPs. The next chapter explores similar data on the use of GDP related concepts by <text:soft-page-break/>participants and the resultant potential impact on participant agency.</text:p>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Seeding and Nurturing Community Game Making Practices to Facilitate Learner Agency</dc:title>
    <dc:description/>
    <dc:subject/>
    <meta:keyword/>
    <meta:initial-creator/>
    <dc:creator>Mick Chesterman</dc:creator>
    <meta:creation-date>2025-02-11T21:09:24Z</meta:creation-date>
    <dc:date>2025-02-11T21:09:47.310241759</dc:date>
    <meta:editing-duration>PT11S</meta:editing-duration>
    <meta:editing-cycles>1</meta:editing-cycles>
    <meta:document-statistic meta:table-count="0" meta:image-count="0" meta:object-count="0" meta:page-count="20" meta:paragraph-count="268" meta:word-count="7451" meta:character-count="47942" meta:non-whitespace-character-count="40822"/>
    <meta:user-defined meta:name="ZOTERO_PREF_1">&lt;data data-version="3" zotero-version="7.0.11"&gt;&lt;session id="dukUcrgM"/&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